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="Arrow" draw:marker-start-width="0.305cm" draw:marker-end="Arrow" draw:marker-end-width="0.305cm" draw:stroke-linejoin="bevel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2cm" fo:min-width="4.2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1.534cm"/>
    </style:style>
    <style:style style:name="gr5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2.8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3.8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1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3.048cm"/>
    </style:style>
    <style:style style:name="gr12" style:family="graphic" style:parent-style-name="standard">
      <style:graphic-properties draw:opacity="10%" draw:textarea-horizontal-align="justify" draw:textarea-vertical-align="middle" draw:auto-grow-height="false" fo:min-height="0cm" fo:min-width="0cm" draw:shadow-opacity="1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6.445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fo:font-size="12pt" fo:font-weight="bold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  <style:text-properties fo:font-size="16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text-properties fo:font-size="1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16pt"/>
    </style:style>
    <style:style style:name="T5" style:family="text">
      <style:text-properties fo:font-size="12pt" style:font-size-asian="20pt" style:font-size-complex="20pt"/>
    </style:style>
    <style:style style:name="T6" style:family="text">
      <style:text-properties fo:font-size="1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draw:line draw:style-name="gr1" draw:text-style-name="P1" draw:layer="layout" svg:x1="18.161cm" svg:y1="2.672cm" svg:x2="13.589cm" svg:y2="5.969cm">
          <text:p/>
        </draw:line>
        <draw:custom-shape draw:style-name="gr2" draw:text-style-name="P1" draw:layer="layout" svg:width="4.572cm" svg:height="1.524cm" svg:x="16.129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206cm" svg:height="1.392cm" svg:x="16.334cm" svg:y="1.202cm">
          <draw:text-box>
            <text:p><text:span text:style-name="T1">To Emulab</text:span></text:p>
            <text:p text:style-name="P1"><text:span text:style-name="T2">(powder-expt-ddc1)</text:span></text:p>
          </draw:text-box>
        </draw:frame>
        <draw:frame draw:style-name="gr4" draw:text-style-name="P4" draw:layer="layout" svg:width="1.534cm" svg:height="0.889cm" svg:x="17.145cm" svg:y="3.556cm">
          <draw:text-box>
            <text:p text:style-name="P3"><text:span text:style-name="T3">40Gb</text:span></text:p>
          </draw:text-box>
        </draw:frame>
        <draw:rect draw:style-name="gr5" draw:text-style-name="P1" draw:layer="layout" svg:width="3.452cm" svg:height="1.764cm" svg:x="10.082cm" svg:y="5.969cm">
          <text:p/>
        </draw:rect>
        <draw:frame draw:style-name="gr6" draw:text-style-name="P7" draw:layer="layout" svg:width="3.048cm" svg:height="1.313cm" svg:x="10.336cm" svg:y="6.223cm">
          <draw:text-box>
            <text:p text:style-name="P5"><text:span text:style-name="T4">SCIDMZ</text:span></text:p>
            <text:p text:style-name="P6"><text:span text:style-name="T4">(hp12910)</text:span></text:p>
          </draw:text-box>
        </draw:frame>
        <draw:custom-shape draw:style-name="gr2" draw:text-style-name="P1" draw:layer="layout" svg:width="3.81cm" svg:height="1.651cm" svg:x="9.955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3.888cm" svg:height="1.394cm" svg:x="9.662cm" svg:y="1.237cm">
          <draw:text-box>
            <text:p text:style-name="P1"><text:span text:style-name="T1"><text:s text:c="2"/></text:span><text:span text:style-name="T1">CloudLab</text:span></text:p>
            <text:p text:style-name="P1"><text:span text:style-name="T5"><text:s text:c="2"/></text:span><text:span text:style-name="T5">(bighp1)</text:span></text:p>
          </draw:text-box>
        </draw:frame>
        <draw:line draw:style-name="gr1" draw:text-style-name="P1" draw:layer="layout" svg:x1="11.987cm" svg:y1="5.969cm" svg:x2="11.987cm" svg:y2="2.667cm">
          <text:p/>
        </draw:line>
        <draw:frame draw:style-name="gr8" draw:text-style-name="P4" draw:layer="layout" svg:width="1.407cm" svg:height="0.508cm" svg:x="10.453cm" svg:y="3.81cm">
          <draw:text-box draw:corner-radius="1.153cm">
            <text:p text:style-name="P6"><text:span text:style-name="T3">40Gb</text:span></text:p>
          </draw:text-box>
        </draw:frame>
        <draw:line draw:style-name="gr1" draw:text-style-name="P1" draw:layer="layout" svg:x1="10.082cm" svg:y1="6.096cm" svg:x2="6.145cm" svg:y2="1.905cm">
          <text:p/>
        </draw:line>
        <draw:frame draw:style-name="gr9" draw:text-style-name="P4" draw:layer="layout" svg:width="1.543cm" svg:height="0.508cm" svg:x="5.745cm" svg:y="3.175cm">
          <draw:text-box draw:corner-radius="1.153cm">
            <text:p text:style-name="P6"><text:span text:style-name="T3">100Gb</text:span></text:p>
          </draw:text-box>
        </draw:frame>
        <draw:custom-shape draw:style-name="gr2" draw:text-style-name="P1" draw:layer="layout" svg:width="1.778cm" svg:height="0.782cm" svg:x="5.129cm" svg:y="1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1.149cm" svg:height="1.318cm" svg:x="5.51cm" svg:y="0.488cm">
          <draw:text-box>
            <text:p text:style-name="P1"><text:span text:style-name="T1"/></text:p>
            <text:p text:style-name="P1"><text:span text:style-name="T5">AL2S</text:span></text:p>
          </draw:text-box>
        </draw:frame>
        <draw:custom-shape draw:style-name="gr2" draw:text-style-name="P1" draw:layer="layout" svg:width="3.81cm" svg:height="1.651cm" svg:x="2.413cm" svg:y="6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3.048cm" svg:height="1.394cm" svg:x="2.843cm" svg:y="6.226cm">
          <draw:text-box>
            <text:p text:style-name="P1"><text:span text:style-name="T1"><text:s text:c="2"/></text:span><text:span text:style-name="T1">APT</text:span></text:p>
            <text:p text:style-name="P1"><text:span text:style-name="T5"><text:s text:c="2"/></text:span><text:span text:style-name="T5">(force10-2)</text:span></text:p>
          </draw:text-box>
        </draw:frame>
        <draw:line draw:style-name="gr1" draw:text-style-name="P1" draw:layer="layout" svg:x1="10.082cm" svg:y1="6.858cm" svg:x2="6.145cm" svg:y2="6.858cm">
          <text:p/>
        </draw:line>
        <draw:frame draw:style-name="gr8" draw:text-style-name="P4" draw:layer="layout" svg:width="1.407cm" svg:height="0.508cm" svg:x="6.848cm" svg:y="6.096cm">
          <draw:text-box>
            <text:p text:style-name="P6"><text:span text:style-name="T3">40Gb</text:span></text:p>
          </draw:text-box>
        </draw:frame>
        <draw:custom-shape draw:style-name="gr12" draw:text-style-name="P1" draw:layer="layout" svg:width="6.858cm" svg:height="3.302cm" svg:x="8.763cm" svg:y="5.334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445cm" svg:height="0.635cm" svg:x="9.017cm" svg:y="7.874cm">
          <draw:text-box>
            <text:p><text:span text:style-name="T6">Utah Stitching Aggreg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Unix OpenOffice.org_project/416m1$Build-9790</meta:generator>
    <meta:creation-date>2005-10-05T16:19:26</meta:creation-date>
    <dc:date>2020-04-01T13:00:58</dc:date>
    <dc:language>en-US</dc:language>
    <meta:editing-cycles>60</meta:editing-cycles>
    <meta:editing-duration>P4DT13H54M21S</meta:editing-duration>
    <dc:creator>Leigh Stoller</dc:cre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